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Formatting.xml" manifest:media-type="text/xml"/>
  <manifest:file-entry manifest:full-path="Basic/Project/Constants.xml" manifest:media-type="text/xml"/>
  <manifest:file-entry manifest:full-path="Basic/Project/FormFinalTouches.xml" manifest:media-type="text/xml"/>
  <manifest:file-entry manifest:full-path="Basic/Project/ThisDocument.xml" manifest:media-type="text/xml"/>
  <manifest:file-entry manifest:full-path="Basic/Project/UserFormInitialize.xml" manifest:media-type="text/xml"/>
  <manifest:file-entry manifest:full-path="Basic/Project/script-lb.xml" manifest:media-type="text/xml"/>
  <manifest:file-entry manifest:full-path="Basic/Project/UserFormMenu.xml" manifest:media-type="text/xml"/>
  <manifest:file-entry manifest:full-path="Basic/Project/UserInterface.xml" manifest:media-type="text/xml"/>
  <manifest:file-entry manifest:full-path="Basic/Project/Bibliography.xml" manifest:media-type="text/xml"/>
  <manifest:file-entry manifest:full-path="Basic/Project/BasicFontSize.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7cbc79" officeooo:paragraph-rsid="007cbc79"/>
    </style:style>
    <style:style style:name="P11" style:family="paragraph" style:parent-style-name="SIGPLAN_20_Figure_20_caption">
      <style:paragraph-properties fo:text-align="center" style:justify-single-word="false"/>
    </style:style>
    <style:style style:name="P12" style:family="paragraph" style:parent-style-name="SIGPLAN_20_Paragraph">
      <style:text-properties officeooo:rsid="0018aafa" officeooo:paragraph-rsid="0018aafa"/>
    </style:style>
    <style:style style:name="P13" style:family="paragraph" style:parent-style-name="SIGPLAN_20_Paragraph">
      <style:text-properties officeooo:rsid="0018aafa" officeooo:paragraph-rsid="003a0ec4"/>
    </style:style>
    <style:style style:name="P14" style:family="paragraph" style:parent-style-name="SIGPLAN_20_Paragraph">
      <style:text-properties officeooo:rsid="0018aafa" officeooo:paragraph-rsid="00483f62"/>
    </style:style>
    <style:style style:name="P15" style:family="paragraph" style:parent-style-name="SIGPLAN_20_Paragraph">
      <style:text-properties officeooo:rsid="001a5210" officeooo:paragraph-rsid="001a5210"/>
    </style:style>
    <style:style style:name="P16" style:family="paragraph" style:parent-style-name="SIGPLAN_20_Paragraph">
      <style:text-properties officeooo:rsid="001e0cc2" officeooo:paragraph-rsid="001e0cc2"/>
    </style:style>
    <style:style style:name="P17" style:family="paragraph" style:parent-style-name="SIGPLAN_20_Paragraph">
      <style:text-properties officeooo:rsid="001f3fe7" officeooo:paragraph-rsid="001f3fe7"/>
    </style:style>
    <style:style style:name="P18" style:family="paragraph" style:parent-style-name="SIGPLAN_20_Paragraph">
      <style:text-properties officeooo:rsid="001f8863" officeooo:paragraph-rsid="001f8863"/>
    </style:style>
    <style:style style:name="P19" style:family="paragraph" style:parent-style-name="SIGPLAN_20_Paragraph">
      <style:text-properties officeooo:rsid="0048eed3" officeooo:paragraph-rsid="0048eed3"/>
    </style:style>
    <style:style style:name="P20" style:family="paragraph" style:parent-style-name="SIGPLAN_20_Paragraph">
      <style:text-properties officeooo:rsid="0059c51a" officeooo:paragraph-rsid="0019d2fe"/>
    </style:style>
    <style:style style:name="P21" style:family="paragraph" style:parent-style-name="SIGPLAN_20_Paragraph_2f_Subparagraph_20_heading">
      <style:text-properties officeooo:paragraph-rsid="002cd316"/>
    </style:style>
    <style:style style:name="P22" style:family="paragraph" style:parent-style-name="SIGPLAN_20_Reference">
      <style:text-properties officeooo:rsid="001f8863" officeooo:paragraph-rsid="001f8863"/>
    </style:style>
    <style:style style:name="P23" style:family="paragraph" style:parent-style-name="SIGPLAN_20_Author_20_affiliation">
      <style:text-properties officeooo:rsid="0018aafa"/>
    </style:style>
    <style:style style:name="P24" style:family="paragraph" style:parent-style-name="SIGPLAN_20_Copyright_20_notice">
      <style:text-properties officeooo:rsid="00501a44" officeooo:paragraph-rsid="00501a44"/>
    </style:style>
    <style:style style:name="P25" style:family="paragraph" style:parent-style-name="SIGPLAN_20_Paragraph">
      <style:paragraph-properties fo:break-before="column"/>
      <style:text-properties officeooo:rsid="007cbc79" officeooo:paragraph-rsid="007cbc79"/>
    </style:style>
    <style:style style:name="P26" style:family="paragraph" style:parent-style-name="SIGPLAN_20_Reference">
      <style:paragraph-properties fo:margin-left="0in" fo:margin-right="0in" fo:text-indent="0in" style:auto-text-indent="false"/>
      <style:text-properties officeooo:rsid="007cbc79" officeooo:paragraph-rsid="007cbc79"/>
    </style:style>
    <style:style style:name="P27" style:family="paragraph" style:parent-style-name="SIGPLAN_20_Section_20_heading">
      <style:text-properties fo:language="en" fo:country="US" officeooo:rsid="0019d2fe" officeooo:paragraph-rsid="0019d2fe" style:language-asian="en" style:country-asian="US"/>
    </style:style>
    <style:style style:name="P28" style:family="paragraph" style:parent-style-name="SIGPLAN_20_Section_20_heading">
      <style:text-properties officeooo:rsid="001a5210" officeooo:paragraph-rsid="001a5210"/>
    </style:style>
    <style:style style:name="P29" style:family="paragraph" style:parent-style-name="SIGPLAN_20_Section_20_heading">
      <style:text-properties officeooo:rsid="001e0cc2" officeooo:paragraph-rsid="001e0cc2"/>
    </style:style>
    <style:style style:name="P30" style:family="paragraph" style:parent-style-name="SIGPLAN_20_Section_20_heading">
      <style:text-properties officeooo:rsid="001f3fe7" officeooo:paragraph-rsid="001f3fe7"/>
    </style:style>
    <style:style style:name="P31" style:family="paragraph" style:parent-style-name="SIGPLAN_20_Section_20_heading">
      <style:text-properties officeooo:rsid="001f8863" officeooo:paragraph-rsid="001f8863"/>
    </style:style>
    <style:style style:name="P32"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3" style:family="paragraph" style:parent-style-name="SIGPLAN_20_Appendix_20_heading">
      <style:paragraph-properties fo:break-before="page"/>
      <style:text-properties officeooo:rsid="007cbc79"/>
    </style:style>
    <style:style style:name="P34" style:family="paragraph" style:parent-style-name="SIGPLAN_20_Title" style:master-page-name="Standard">
      <style:paragraph-properties style:page-number="auto"/>
      <style:text-properties officeooo:rsid="0018aafa" officeooo:paragraph-rsid="0018aafa"/>
    </style:style>
    <style:style style:name="P35" style:family="paragraph" style:parent-style-name="SIGPLAN_20_Paragraph_20_1">
      <style:text-properties officeooo:rsid="0019d2fe" officeooo:paragraph-rsid="00897492"/>
    </style:style>
    <style:style style:name="P36" style:family="paragraph" style:parent-style-name="SIGPLAN_20_List_20_item" style:list-style-name="WW8Num2"/>
    <style:style style:name="P37" style:family="paragraph" style:parent-style-name="SIGPLAN_20_List_20_item" style:list-style-name="WW8Num2">
      <style:text-properties officeooo:rsid="004e5aa8" officeooo:paragraph-rsid="004e5aa8"/>
    </style:style>
    <style:style style:name="P38" style:family="paragraph" style:parent-style-name="SIGPLAN_20_Paragraph">
      <style:text-properties officeooo:rsid="0019d2fe" officeooo:paragraph-rsid="0019d2fe"/>
    </style:style>
    <style:style style:name="P39" style:family="paragraph" style:parent-style-name="SIGPLAN_20_Paragraph">
      <style:text-properties officeooo:rsid="008c6f89" officeooo:paragraph-rsid="008c6f89"/>
    </style:style>
    <style:style style:name="P40" style:family="paragraph" style:parent-style-name="SIGPLAN_20_Reference">
      <style:text-properties officeooo:rsid="001f8863" officeooo:paragraph-rsid="001f8863"/>
    </style:style>
    <style:style style:name="P41" style:family="paragraph" style:parent-style-name="SIGPLAN_20_Reference">
      <style:text-properties officeooo:rsid="001f8863" officeooo:paragraph-rsid="0084bd49"/>
    </style:style>
    <style:style style:name="P42" style:family="paragraph" style:parent-style-name="SIGPLAN_20_Reference">
      <style:text-properties officeooo:paragraph-rsid="0084bd49"/>
    </style:style>
    <style:style style:name="P43" style:family="paragraph" style:parent-style-name="SIGPLAN_20_Subsection_20_heading">
      <style:text-properties officeooo:paragraph-rsid="001c5e8d"/>
    </style:style>
    <style:style style:name="P44" style:family="paragraph" style:parent-style-name="SIGPLAN_20_Subsection_20_heading">
      <style:text-properties officeooo:paragraph-rsid="001e0cc2"/>
    </style:style>
    <style:style style:name="P45"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6"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7"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5cd3b"/>
    </style:style>
    <style:style style:name="T36" style:family="text">
      <style:text-properties officeooo:rsid="0056376b"/>
    </style:style>
    <style:style style:name="T37" style:family="text">
      <style:text-properties officeooo:rsid="005752f3"/>
    </style:style>
    <style:style style:name="T38" style:family="text">
      <style:text-properties officeooo:rsid="0058f95e"/>
    </style:style>
    <style:style style:name="T39" style:family="text">
      <style:text-properties officeooo:rsid="005b70a7"/>
    </style:style>
    <style:style style:name="T40" style:family="text">
      <style:text-properties officeooo:rsid="005bfe34"/>
    </style:style>
    <style:style style:name="T41" style:family="text">
      <style:text-properties officeooo:rsid="005d5475"/>
    </style:style>
    <style:style style:name="T42" style:family="text">
      <style:text-properties officeooo:rsid="005e5e7d"/>
    </style:style>
    <style:style style:name="T43" style:family="text">
      <style:text-properties officeooo:rsid="005e6c55"/>
    </style:style>
    <style:style style:name="T44" style:family="text">
      <style:text-properties officeooo:rsid="006571e3"/>
    </style:style>
    <style:style style:name="T45" style:family="text">
      <style:text-properties officeooo:rsid="00659a8e"/>
    </style:style>
    <style:style style:name="T46" style:family="text">
      <style:text-properties officeooo:rsid="0066dbd2"/>
    </style:style>
    <style:style style:name="T47" style:family="text">
      <style:text-properties officeooo:rsid="0067a0b9"/>
    </style:style>
    <style:style style:name="T48" style:family="text">
      <style:text-properties officeooo:rsid="00699449"/>
    </style:style>
    <style:style style:name="T49" style:family="text">
      <style:text-properties officeooo:rsid="006ae869"/>
    </style:style>
    <style:style style:name="T50" style:family="text">
      <style:text-properties officeooo:rsid="006b551f"/>
    </style:style>
    <style:style style:name="T51" style:family="text">
      <style:text-properties officeooo:rsid="006cf88c"/>
    </style:style>
    <style:style style:name="T52" style:family="text">
      <style:text-properties officeooo:rsid="006dc5bf"/>
    </style:style>
    <style:style style:name="T53" style:family="text">
      <style:text-properties officeooo:rsid="006e51f8"/>
    </style:style>
    <style:style style:name="T54" style:family="text">
      <style:text-properties officeooo:rsid="006fd4de"/>
    </style:style>
    <style:style style:name="T55" style:family="text">
      <style:text-properties officeooo:rsid="00707750"/>
    </style:style>
    <style:style style:name="T56" style:family="text">
      <style:text-properties officeooo:rsid="0072522f"/>
    </style:style>
    <style:style style:name="T57" style:family="text">
      <style:text-properties officeooo:rsid="0072707f"/>
    </style:style>
    <style:style style:name="T58" style:family="text">
      <style:text-properties officeooo:rsid="0072f9e6"/>
    </style:style>
    <style:style style:name="T59" style:family="text">
      <style:text-properties officeooo:rsid="00736a7e"/>
    </style:style>
    <style:style style:name="T60" style:family="text">
      <style:text-properties officeooo:rsid="00753047"/>
    </style:style>
    <style:style style:name="T61" style:family="text">
      <style:text-properties officeooo:rsid="00784a6b"/>
    </style:style>
    <style:style style:name="T62" style:family="text">
      <style:text-properties officeooo:rsid="007d09c7"/>
    </style:style>
    <style:style style:name="T63" style:family="text">
      <style:text-properties officeooo:rsid="007e4f9a"/>
    </style:style>
    <style:style style:name="T64" style:family="text">
      <style:text-properties officeooo:rsid="008016ed"/>
    </style:style>
    <style:style style:name="T65" style:family="text">
      <style:text-properties officeooo:rsid="00833b6d"/>
    </style:style>
    <style:style style:name="T66" style:family="text">
      <style:text-properties officeooo:rsid="00846a1d"/>
    </style:style>
    <style:style style:name="T67" style:family="text">
      <style:text-properties officeooo:rsid="0084bd49"/>
    </style:style>
    <style:style style:name="T68" style:family="text">
      <style:text-properties fo:font-variant="normal" fo:text-transform="none" fo:color="#222222" style:font-name="Arial" fo:font-size="9.75pt" fo:letter-spacing="normal" fo:font-style="normal" fo:font-weight="normal"/>
    </style:style>
    <style:style style:name="T69" style:family="text">
      <style:text-properties officeooo:rsid="0087acdf"/>
    </style:style>
    <style:style style:name="T70" style:family="text">
      <style:text-properties officeooo:rsid="00897492"/>
    </style:style>
    <style:style style:name="T71" style:family="text">
      <style:text-properties officeooo:rsid="008d9305"/>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4">[Preprint; copyright notice will appear here.]</text:p>
        </draw:text-box>
      </draw:frame>
      <draw:frame draw:style-name="fr2" draw:name="Frame1" text:anchor-type="page" text:anchor-page-number="3" svg:x="0.75in" svg:y="3.4992in" style:rel-width="100%" draw:z-index="2">
        <draw:text-box fo:min-height="0.4256in" fo:min-width="7in">
          <text:p text:style-name="P11"><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1"><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6">r←0.02 ⋄ v←0.03 ⋄ coeff←0.31938153 ¯0.356563782 1.781477937 ¯1.821255978 1.330<text:span text:style-name="T64">27442</text:span></text:p>
          <text:p text:style-name="P45"/>
          <text:p text:style-name="P46">CNDP2←{(1 ¯1)[B]×((0 ¯1)[B←⍵≥0])+R←(÷(○2)*0.5)×(*(L×L)÷¯2)×{coeff+.×⍵*1+⍳5}¨÷1+0.2316419×L←|⍵}</text:p>
          <text:p text:style-name="P45"/>
          <text:p text:style-name="P45">Run←{S←0⌷⍵ ⋄ X←1⌷⍵ ⋄ T←2⌷⍵ ⋄ vsqrtT←v×T*0.5</text:p>
          <text:p text:style-name="P45"><text:s text:c="2"/>D1←((⍟S÷X)+(r+(v*2)÷2)×T)÷vsqrtT ⋄ D2←D1-vsqrtT</text:p>
          <text:p text:style-name="P45"><text:s text:c="2"/>CD1←CNDP2 D1 ⋄ CD2←CNDP2 D2 ⋄ e←*(-r)×T</text:p>
          <text:p text:style-name="P45"><text:s text:c="2"/>((S×CD1)-X×e×CD2),[0.5](X×e×1-CD2)-S×1-CD1</text:p>
          <text:p text:style-name="P45">}</text:p>
          <text:p text:style-name="P45"/>
          <text:p text:style-name="P47"><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4">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3">Indiana University</text:p>
            <text:p text:style-name="P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3"><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1"><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2">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4"><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4">The compiler <text:span text:style-name="T69">accepts </text:span>code <text:span text:style-name="T69">in the dfns Dyalog APL syntax, which is lexically scoped and spiritually functional, rather than the traditional dynamically scoped format. Generated code</text:span>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9">We make the following contributions:</text:p>
        <text:list xml:id="list6898620152236950779" text:style-name="WW8Num2">
          <text:list-item>
            <text:p text:style-name="P37">A demonstration of the feasibility of writing a purely data-parallel compiler without recursion, branching, or complex control flow</text:p>
          </text:list-item>
          <text:list-item>
            <text:p text:style-name="P36"><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6"><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6"><text:span text:style-name="T28">An enumeration of the</text:span> optimizations <text:span text:style-name="T28">used</text:span> to deliver increased performance on scalar heavy computational code when written in APL</text:p>
          </text:list-item>
        </text:list>
        <text:list xml:id="list181353232719485" text:continue-list="list6410049400191316648" text:style-name="WW8Num7">
          <text:list-item>
            <text:h text:style-name="P27" text:outline-level="1">Compiler Architecture</text:h>
          </text:list-item>
        </text:list>
        <text:p text:style-name="P35">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text:soft-page-break/>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utilizes more complex patterns. </text:span>The parser <text:span text:style-name="T70">uses </text:span>recursive parser combinators, but <text:span text:style-name="T70">evidence suggests that a suitable data-parallel approach to parsing APL exists [Bunda 1984]</text:span>. </text:p>
        <text:p text:style-name="P38">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66">generates</text:span> <text:span text:style-name="T34">more efficient </text:span>vectorized and parallel code <text:span text:style-name="T66">in C or CUDA</text:span> for the same primitives as an alternative, particularly on parallel architectures like the Xeon Phi and the NVIDIA GPUs. <text:span text:style-name="T66">The back-end relies on an existing C or CUDA compiler to generate an executable.</text:span></text:p>
        <text:p text:style-name="P38">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5">arguably </text:span>justifies this tersity.</text:p>
        <text:p text:style-name="P39">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71">This permits arbitrary computation over sub-trees selected by their parent-child relationships without requiring complex control flow.</text:span></text:p>
        <text:p text:style-name="P20">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63">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81352417932740" text:continue-numbering="true" text:style-name="WW8Num7">
          <text:list-item>
            <text:h text:style-name="P28" text:outline-level="1">Optimizations</text:h>
          </text:list-item>
        </text:list>
        <text:p text:style-name="P6">The <text:span text:style-name="T39">current compiler </text:span>optimizations improv<text:span text:style-name="T39">e</text:span> the <text:span text:style-name="T39">performance</text:span> of financial simulation software, epitomized in the Black Scholes benchmark. This code contains mostly numerical calculations over large arrays, and in particular, scalar computations, instead of heavy manipulations of the shapes of arrays. <text:span text:style-name="T39">F</text:span>our major optimizations significantly improve <text:span text:style-name="T39">the </text:span>performance of <text:span text:style-name="T39">this benchmark</text:span>.</text:p>
        <text:list xml:id="list181352670591356" text:continue-numbering="true" text:style-name="WW8Num7">
          <text:list-item>
            <text:list>
              <text:list-item>
                <text:h text:style-name="P43"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0">y implicity</text:span> map or fork over each element in an array (<text:span text:style-name="T40">possibly</text:span> nested) to compute <text:span text:style-name="T40">a sum</text:span> or <text:span text:style-name="T40">difference</text:span> <text:span text:style-name="T40">between</text:span> individual <text:span text:style-name="T40">scalar </text:span>elements. When <text:span text:style-name="T41">composed</text:span> together, as in the following example, the interpreter must iterate over the entire array multiple times:</text:p>
        <text:p text:style-name="SIGPLAN_20_Code_20_Block"><text:s text:c="4"/><text:span text:style-name="T41">(C</text:span>+A×B<text:span text:style-name="T41">)÷D</text:span></text:p>
        <text:p text:style-name="SIGPLAN_20_Paragraph_20_1">If <text:span text:style-name="T41">the </text:span>arrays are large, then these multiple iterations can eliminate the benefits of cache. This results in poor<text:span text:style-name="T42">er than expected performance, despite each individual primitve using optimized vector operations.</text:span> </text:p>
        <text:p text:style-name="P15"><text:span text:style-name="T43">The compiler</text:span> recognize<text:span text:style-name="T43">s</text:span> these loops and fuse<text:span text:style-name="T43">s</text:span> them together. This is a well studied and difficult problem [Darte 2000] for languages like Fortrain, which use things like polyhedral models to fuse arbitrary loops. <text:span text:style-name="T65">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5">This optimization <text:span text:style-name="T44">improves cache behavior</text:span> and <text:span text:style-name="T44">allows better vectorization when using</text:span> lower level C and CUDA compilers. <text:span text:style-name="T45">The generated </text:span>loops ensure that they are <text:span text:style-name="T45">easily </text:span>vectorized and, if the user desires, automatically parallelized. Generally, parallelization of this sorts works well on the GPU, but <text:span text:style-name="T46">tests show better performance with </text:span>vectorization alone <text:span text:style-name="T46">on</text:span> normal CPUs like the Intel i7. </text:p>
        <text:list xml:id="list181352596560310" text:continue-numbering="true" text:style-name="WW8Num7">
          <text:list-item>
            <text:list>
              <text:list-item>
                <text:h text:style-name="P44" text:outline-level="2">Function inlining and allocation</text:h>
              </text:list-item>
            </text:list>
          </text:list-item>
        </text:list>
        <text:p text:style-name="SIGPLAN_20_Paragraph_20_1"><text:span text:style-name="T47">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8">au</text:span>se Dyalog APL does not permit functions <text:span text:style-name="T48">to return functions</text:span> as values, though they can be passed as operands to operators, there is no need <text:span text:style-name="T48">for</text:span> closures, as in <text:span text:style-name="T49">most</text:span> functional programming languages. The current version still creates some environments to hold some free variables, but the next version of the compiler will mostly eliminate additional environment overheads and almost completely eliminate function call overheads. </text:p>
        <text:list xml:id="list181352986254444"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0">the current targeted benchmark</text:span> turned out to be the integration of DWA (Direct Workspace Access) [Dyalog 2014] into the compiler. In this case, <text:soft-page-break/>the compiler operates directly over structures inside of the interpreter, completely eliminating copying and conversion overheads associated with calling foreign code from within the interpreter. <text:span text:style-name="T51">The benchmark assumes</text:span> that information expert<text:span text:style-name="T51">s</text:span> will conduct most of their development through the interpereter, and use the compiler as a later optimization stage or to deploy. By eliminating the overhead for calling into foreign functions, <text:span text:style-name="T52">performance increased dramatically</text:span> <text:span text:style-name="T52">above and beyond other optimizations.</text:span></text:p>
        <text:list xml:id="list181352913887035" text:continue-numbering="true" text:style-name="WW8Num7">
          <text:list-item>
            <text:h text:style-name="P29" text:outline-level="1">Performance</text:h>
          </text:list-item>
        </text:list>
        <text:p text:style-name="SIGPLAN_20_Paragraph_20_1"><text:span text:style-name="T53">T</text:span>he following benchmark results <text:span text:style-name="T53">come from </text:span>an Intel Core i7-361<text:span text:style-name="T6">0QM @ 2.30GHz with 8 Hyperthreaded cores. The machine contains 16GB of RAM and an NVIDIA GTX 675M graphics card. Results were obtained with the 64-bit Linux version of Dyalog APL.</text:span></text:p>
        <text:list xml:id="list181354006724143"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4">A subsequent version </text:span>include<text:span text:style-name="T54">d the ability to</text:span> target CUDA-capable hardware [Hsu 2014b].</text:p>
        <text:p text:style-name="P16">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6">In fact, through exploration of various implementation techniques and analyzing the code, the most <text:span text:style-name="T55">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6">Unfortunately, there is little way in which to support generalized array operations in and out of the interpreter without incurring these overheads <text:span text:style-name="T56">except for a drastic change in array representation and management</text:span>.</text:p>
        <text:list xml:id="list181352789510731"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7">a new</text:span> design <text:span text:style-name="T57">used </text:span>Dyalog's DWA (Direct Workspace Access) infrastructure, which allow<text:span text:style-name="T57">ed</text:span> foreign code to operate over native interpreter structures. While somewhat more complicated then the normal <text:span text:style-name="T57">foreign function</text:span> interface, in <text:span text:style-name="T57">this</text:span> case, it provides significant benefits. By designing the compiler to operate over native Dyalog arrays instead of requiring a translation/conversion phase, <text:span text:style-name="T58">the compiler</text:span> completely eliminate<text:span text:style-name="T58">s</text:span> the overheads involved in transferring data in and out of the interpreter. When combined with the current optimizations that are in the compiler, including scalar function loop fusion and primitive inlining, performance <text:span text:style-name="T58">improves </text:span>in the range of 50-90% on the CPU. Figure 2 <text:span text:style-name="T58">includes </text:span>the alternative of using a handwritten C version of Black Scholes with the standard FFI interface in the Dyalog interpreter to compare the performance of hand-writing the code instead of using the Co-dfns compiler.</text:p>
        <text:list xml:id="list181353158923765"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59">no</text:span> complete results <text:span text:style-name="T59">yet exist </text:span>for the GPU, <text:span text:style-name="T59">initial tests demonstrate</text:span> 100 - 200× <text:span text:style-name="T59">improvements in runtime performance</text:span> on compared to the interpreter. This comes close to the expected ideal performance <text:span text:style-name="T59">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81354352544530"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0">s</text:span> <text:span text:style-name="T60">better</text:span> than the interpreter, it is difficult to <text:soft-page-break/>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6">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81354415992972" text:continue-numbering="true" text:style-name="WW8Num7">
          <text:list-item>
            <text:h text:style-name="P30" text:outline-level="1">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7">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7">We actively examine new programming methods and approaches for constructing the compiler. <text:span text:style-name="T67">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7">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7">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7">The next optimizations which have revealed themselves as vitally important to improved im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7">Finally, it is possible to almost completely eliminate runtime type checking of most of the variables in code like Black Scholes through type inference, allowing <text:span text:style-name="T61">early</text:span> dispatch on the argument types and greatly reducing the generated C code both in size and complexity. This of course has obvious benefits to the runtime performance, but especially in terms of compile times and compiled object size.</text:p>
        <text:list xml:id="list181353726162744" text:continue-numbering="true" text:style-name="WW8Num7">
          <text:list-item>
            <text:h text:style-name="P31" text:outline-level="1">Related Work</text:h>
          </text:list-item>
        </text:list>
        <text:p text:style-name="P9">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text:soft-page-break/>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p>
        <text:p text:style-name="P18">Bernecky further identified methods of reducing or optimizing the computational complexity or cost of certain array operations, allowing improved performance of easy to understand array expressions [1999]. </text:p>
        <text:p text:style-name="P18">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8">Walter Schwarz implemented an APL to C compiler for the ACORN system targeting the CM-2 machine, demonstrating performance potential for APL as a massively parallel language [1991]. </text:p>
        <text:p text:style-name="P18">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8">J. D. Bunda and J. A. Gerth presented a method for doing table driven parsing of APL which suggested a parallel optimization for parsing, but did not elucidate the algorithm [1984]. </text:p>
        <text:p text:style-name="P18">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8">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8">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8">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8">A number of systems such as ZPL [Lin and Snyder 1994] and Accelerate [Chakravarty, et al. 20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8">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81352329677895" text:continue-numbering="true" text:style-name="WW8Num7">
          <text:list-item>
            <text:h text:style-name="P31"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8">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2"><text:bookmark text:name="_SIGPLAN_Bibref_unk00"/>Robert Bernecky. 1997. APEX: The APL parallel executor. (1997).</text:p>
        <text:p text:style-name="SIGPLAN_20_Reference">Robert Bernecky. 1999. Reducing computational complexity with array predicates. ACM SIGAPL APL Quote Quad 29, no. 3 (1999): 39-43.</text:p>
        <text:p text:style-name="P22">Robert Bernecky. 2003. An SPMD/SIMD parallel tokenizer for APL. In Proceedings of the 2003 conference on APL: stretching the mind, pp. 21-32. ACM, 2003.</text:p>
        <text:p text:style-name="P22">Timothy A. Budd. 1984. An APL Compiler for a Vector Processor. ACM Trans. Program. Lang. Syst. 6, 3 (July 1984), 297-313. DOI=10.1145/579.357248 http://doi.acm.org/10.1145/579.357248</text:p>
        <text:p text:style-name="P22">Timothy A. Budd. 1988. An APL compiler. NY: Springer-Verlag, 1988.</text:p>
        <text:p text:style-name="P22">J. D. Bunda and J. A. Gerth. 1984. APL two by two-syntax analysis by pairwise reduction. SIGAPL APL Quote Quad 14, 4 (June 1984), 85-94. DOI=10.1145/384283.801081 http://doi.acm.org/10.1145/384283.801081 </text:p>
        <text:p text:style-name="P22">Andrew Casey, Jun Li, Jesse Doherty, Maxime Chevalier-Boisvert, Toheed Aslam, Anton Dubrau, Nurudeen Lameed, Amina Aslam, Rahul <text:soft-page-break/>Garg, Soroush Radpour, Olivier Savary Belanger, Laurie Hendren, and Clark Verbrugge. 2010. McLab: An extensible compiler toolkit for MATLAB and related languages. In C 3 S 2 E-10. Montreal.</text:p>
        <text:p text:style-name="P22">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2">B.L. Chamberlain, D. Callahan, and H.P. Zima. 2007. Parallel Programmability and the Chapel Language. International Journal of High Performance Computing Applications vol. 21 no. 3. (August 2007). 291-312.</text:p>
        <text:p text:style-name="P22">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2">Wai-Mee Ching. 1990. Automatic parallelization of APL-style programs. In Conference Proceedings on APL 90: For the Future (Copenhagen, Denmark, August 13 - 17, 1990). P. Gjerløv, Ed. APL '90. ACM, New York, NY, 76-80. DOI= http://doi.acm.org/10.1145/97808.97826</text:p>
        <text:p text:style-name="P22">Wai-Mee Ching. 2000. The design and implementation of an APL dialect, ELI. In Proceedings of the international Conference on Apl-Berlin-2000 Conference (Berlin, Germany, July 24 - 27, 2000). APL '00. ACM, New York, NY, 69-76. DOI= http://doi.acm.org/10.1145/570475.570485</text:p>
        <text:p text:style-name="P22">Wai-Mee Ching, Paul Carini, and Dz-Ching Ju. 1993. A primitive-based strategy for producing efficient code for very high level programs. Comput. Lang. 19, 1 (Jan. 1993), 41-50. DOI= http://dx.doi.org/10.1016/0096-0551(93)90038-3</text:p>
        <text:p text:style-name="P22">Wai-Mee Ching and Alex Katz. 1994. An experimental APL compiler for a distributed memory parallel machine. In Proceedings of the 1994 ACM/IEEE Conference on Supercomputing (Washington, D.C., November 14 - 18, 1994). IEEE Computer Society Press, Los Alamitos, CA, 59-68.</text:p>
        <text:p text:style-name="P22">Alain Darte. 2000. On the complexity of loop fusion. Parallel Computing, 26(9), 1175-1193. DOI=10.1016/S0167-8191(00)00034-X http://dx.doi.org/10.1016/S0167-8191(00)00034-X</text:p>
        <text:p text:style-name="P22">Dyalog, Ltd. 2014. SA4: Introduction to Direct Workspace Access (DWA). (September 2014). In Dyalog '14. (September 2014). Retrieved March 23, 2015 from http://www.dyalog.com/user-meetings/dyalog14.htm</text:p>
        <text:p text:style-name="P22">Dyalog, Ltd. 2015. Dyalog: A Tool of Thought for Software Solutions. (March 2015). Retrieved March 23, 2015 from http://www.dyalog.com</text:p>
        <text:p text:style-name="P22">Clemens Grelck and Sven-Bodo Scholz. 2006. SAC — A Functional Array Language for Efficient Multi-threaded Execution. In International Journal of Parallel Programming, Vol. 34, No. 4, (August 2006). DOI: 0.1007/s10766-006-0018-x</text:p>
        <text:p text:style-name="P22">Paul Grosvenor. 2013. COSMOS Performance Improvements. In Dyalog '13. (October 2013). Retrieved March 23, 2015 from http://video.dyalog.com/Dyalog13/?v=oK_XGobiFmM</text:p>
        <text:p text:style-name="P22">Ferdinand Hendriks and Wai-Mee Ching. 1990. Sparse matrix technology tools in APL. In Conference Proceedings on APL 90: For the Future (Copenhagen, Denmark, August 13 - 17, 1990). P. Gjerløv, Ed. APL '90. ACM, New York, NY, 186-191. DOI= http://doi.acm.org/10.1145/97808.97844 </text:p>
        <text:p text:style-name="P22">Eric Holk, William Byrd, Nilesh Mahajan, Jeremiah Willock, Arun Chauhan, Andrew Lumsdaine. 2011. Declarative Programming for GPUs. In International Conference on Parallel Computing (ParCo 2011). (September 2011).</text:p>
        <text:p text:style-name="P22">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2">Aaron W. Hsu. 2014b. Co-dfns Report: Performance and Reliability Prototyping. In Dyalog '14. <text:s/>(September 2014). Retrieved March 23, 2015 from http://video.dyalog.com/Dyalog14/?v=8VPQmaJquB0</text:p>
        <text:p text:style-name="P22">Kenneth E. Iverson. 2007. Notation as a tool of thought. In ACM Turing award lectures. ACM, New York, NY, USA. DOI=10.1145/1283920.1283935 http://dx.doi.org/10.1145/1283920.1283935</text:p>
        <text:p text:style-name="P22">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2">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2">Morten Kromberg and Jay Foad. 2013. Parallel Language Features in Version 14.0. Video. In Dyalog '13. (October 2013). Retrieved on March 23, 2015 from http://video.dyalog.com/Dyalog13/?v=Bmx_yUKxVv0</text:p>
        <text:p text:style-name="P22">Calvin Lin and Lawrence Snyder. 1994. ZPL: An array sub-language. Languages and Compilers for Parallel Computing Lecture Notes in Computer Science Volume 768. 96-114.</text:p>
        <text:p text:style-name="P42">Ben Moseley and Peter Marks. <text:span text:style-name="T67">2006. </text:span>Out of the tar pit. In SOFTWARE PRACTICE ADVANCEMENT (SPA).</text:p>
        <text:p text:style-name="P41">Lenore Mullin. 1988. A mathematics of arrays. Ph.D. Dissertation. School of Computer and Information Science, Syracuse University.</text:p>
        <text:p text:style-name="P22">Walter Schwarz. 1991. Acorn Run-Time System for the CM-2. In Arrays, Functional Languages, and Parallel Systems, pp. 35-57. Springer US, 1991.</text:p>
        <text:p text:style-name="P22">Anders Shack-Nielsen. 2014. Parsing APL for Static Analysis. (September 2014). Retrieved March 23, 2015 from http://video.dyalog.com/Dyalog14/?v=7Z0wzY9Oip4</text:p>
        <text:p text:style-name="P22">Justin Slepak, Olin Shivers, and Panagiotis Manolios. 2014. An array-oriented language with static rank polymorphism. In Programming Languages and Systems (pp. 27-46). Springer Berlin Heidelberg. DOI=10.1007/978-3-642-54833-8_3 http://dx.doi.org/10.1007/978-3-642-54833-8_3</text:p>
        <text:p text:style-name="P22">Guy L. Steele Jr. 2006. Parallel Programming and Parallel Abstractions in Fortress. In FLOPS.</text:p>
      </text:section>
      <text:section text:style-name="Sect2" text:name="Section2">
        <text:h text:style-name="P32" text:outline-level="1"/>
        <text:list xml:id="list6128327176142328628" text:style-name="WW8Num9">
          <text:list-item>
            <text:h text:style-name="P33" text:outline-level="1">Tool Demo</text:h>
          </text:list-item>
        </text:list>
        <text:p text:style-name="P10">The demo will include a presentation of the compiler with performance demonstrations and an illustration of the development workflow. It will also cover the architecture of the actual compiler <text:span text:style-name="T62">and its design.</text:span></text:p>
        <text:p text:style-name="P25"><text:soft-page-break/></text:p>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7</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8:13:51.220754159</dc:date>
    <meta:print-date>2015-05-14T20:34:56.227601868</meta:print-date>
    <meta:editing-cycles>130</meta:editing-cycles>
    <meta:printed-by>Aaron Hsu</meta:printed-by>
    <meta:editing-duration>PT10H10M9S</meta:editing-duration>
    <meta:generator>LibreOffice/4.3.7.2$Linux_X86_64 LibreOffice_project/430$Build-2</meta:generator>
    <meta:document-statistic meta:table-count="1" meta:image-count="4" meta:object-count="0" meta:page-count="7" meta:paragraph-count="126" meta:word-count="5022" meta:character-count="34566" meta:non-whitespace-character-count="29634"/>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